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125cm" style:rel-column-width="8191*"/>
    </style:style>
    <style:style style:name="Tabella7.H" style:family="table-column">
      <style:table-column-properties style:column-width="2.127cm" style:rel-column-width="819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H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08e2" officeooo:paragraph-rsid="001b79c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1b79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46b6b" officeooo:paragraph-rsid="00246b6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626cc" officeooo:paragraph-rsid="002626c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525cm"/>
        </style:tab-stops>
      </style:paragraph-properties>
      <style:text-properties fo:font-size="14pt" style:text-underline-style="solid" style:text-underline-width="auto" style:text-underline-color="font-color" fo:font-weight="bold" officeooo:rsid="00354410" officeooo:paragraph-rsid="0035441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8.525cm"/>
        </style:tab-stops>
      </style:paragraph-properties>
      <style:text-properties fo:font-size="14pt" style:text-underline-style="solid" style:text-underline-width="auto" style:text-underline-color="font-color" fo:font-weight="bold" officeooo:rsid="003646d3" officeooo:paragraph-rsid="003646d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6b6b" officeooo:paragraph-rsid="00246b6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none" fo:font-weight="normal" officeooo:rsid="002626cc" officeooo:paragraph-rsid="002626c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none" fo:font-weight="normal" officeooo:rsid="00273189" officeooo:paragraph-rsid="0027318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none" fo:font-weight="normal" officeooo:rsid="00354410" officeooo:paragraph-rsid="0035441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4pt" style:text-underline-style="none" fo:font-weight="normal" officeooo:rsid="003646d3" officeooo:paragraph-rsid="003646d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d36c4" officeooo:paragraph-rsid="001b79c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d36c4" officeooo:paragraph-rsid="001b79c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084d1" officeooo:paragraph-rsid="001b79c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30c6e" officeooo:paragraph-rsid="001b79c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0d36c4" officeooo:paragraph-rsid="001b79c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1b79c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1b79c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1b79c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6b6b" officeooo:paragraph-rsid="00246b6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1b79c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2pt" fo:font-style="italic" style:text-underline-style="none" fo:font-weight="normal" officeooo:rsid="0039951f" officeooo:paragraph-rsid="0039951f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11pt" style:text-underline-style="none" fo:font-weight="normal" officeooo:rsid="00273189" officeooo:paragraph-rsid="0027318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9pt" style:text-underline-style="none" fo:font-weight="normal" officeooo:rsid="002976dc" officeooo:paragraph-rsid="002976dc" style:font-size-asian="7.84999990463257pt" style:font-weight-asian="normal" style:font-size-complex="9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9pt" style:text-underline-style="none" fo:font-weight="normal" officeooo:rsid="002a3439" officeooo:paragraph-rsid="002a3439" style:font-size-asian="7.84999990463257pt" style:font-weight-asian="normal" style:font-size-complex="9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8.525cm"/>
        </style:tab-stops>
      </style:paragraph-properties>
      <style:text-properties fo:font-size="9pt" style:text-underline-style="none" fo:font-weight="normal" officeooo:rsid="002a3439" officeooo:paragraph-rsid="002a3439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8pt" fo:text-shadow="1pt 1pt" fo:font-weight="bold" officeooo:rsid="000d36c4" officeooo:paragraph-rsid="001b79c0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36c4" officeooo:paragraph-rsid="001b79c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e840a" officeooo:paragraph-rsid="001b79c0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084d1" officeooo:paragraph-rsid="001b79c0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30c6e" officeooo:paragraph-rsid="001b79c0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0d36c4" officeooo:paragraph-rsid="001b79c0"/>
    </style:style>
    <style:style style:name="P33" style:family="paragraph" style:parent-style-name="Table_20_Contents">
      <style:paragraph-properties fo:text-align="center" style:justify-single-word="false"/>
      <style:text-properties officeooo:rsid="000e840a" officeooo:paragraph-rsid="001b79c0"/>
    </style:style>
    <style:style style:name="P34" style:family="paragraph" style:parent-style-name="Table_20_Contents">
      <style:paragraph-properties fo:text-align="center" style:justify-single-word="false"/>
      <style:text-properties officeooo:rsid="000f009d" officeooo:paragraph-rsid="001b79c0"/>
    </style:style>
    <style:style style:name="P35" style:family="paragraph" style:parent-style-name="Table_20_Contents">
      <style:paragraph-properties fo:text-align="center" style:justify-single-word="false"/>
      <style:text-properties officeooo:rsid="001048b4" officeooo:paragraph-rsid="001b79c0"/>
    </style:style>
    <style:style style:name="P36" style:family="paragraph" style:parent-style-name="Table_20_Contents">
      <style:paragraph-properties fo:text-align="center" style:justify-single-word="false"/>
      <style:text-properties officeooo:rsid="001084d1" officeooo:paragraph-rsid="001b79c0"/>
    </style:style>
    <style:style style:name="P37" style:family="paragraph" style:parent-style-name="Table_20_Contents">
      <style:paragraph-properties fo:text-align="center" style:justify-single-word="false"/>
      <style:text-properties officeooo:rsid="00130c6e" officeooo:paragraph-rsid="001b79c0"/>
    </style:style>
    <style:style style:name="P38" style:family="paragraph" style:parent-style-name="Table_20_Contents">
      <style:paragraph-properties fo:text-align="center" style:justify-single-word="false"/>
      <style:text-properties officeooo:rsid="0013ada9" officeooo:paragraph-rsid="001b79c0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175e0c" officeooo:paragraph-rsid="001b79c0" style:font-size-asian="10.5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246b6b" officeooo:paragraph-rsid="00246b6b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37b4c4" officeooo:paragraph-rsid="0037b4c4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normal" officeooo:rsid="001b86e8" officeooo:paragraph-rsid="001b79c0" style:font-size-asian="10.5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1b79c0" style:font-size-asian="10.5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normal" officeooo:rsid="001eced4" officeooo:paragraph-rsid="001eced4" style:font-size-asian="10.5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246b6b" officeooo:paragraph-rsid="00246b6b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39951f" officeooo:paragraph-rsid="0039951f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8pt" fo:font-weight="bold" officeooo:rsid="0037b4c4" officeooo:paragraph-rsid="0037b4c4" style:font-size-asian="8pt" style:font-weight-asian="bold" style:font-size-complex="8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6b6b" officeooo:paragraph-rsid="00246b6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46b6b" officeooo:paragraph-rsid="0040c857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40c857" officeooo:paragraph-rsid="0040c857" style:font-size-asian="12pt" style:font-size-complex="12pt"/>
    </style:style>
    <style:style style:name="P52" style:family="paragraph">
      <style:paragraph-properties fo:text-align="center"/>
    </style:style>
    <style:style style:name="P53" style:family="paragraph">
      <style:paragraph-properties fo:text-align="center"/>
      <style:text-properties fo:font-size="12pt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-color="#ffffff"/>
      <style:paragraph-properties fo:text-align="center"/>
      <style:text-properties fo:font-size="12pt"/>
    </style:style>
    <style:style style:name="P56" style:family="paragraph">
      <loext:graphic-properties draw:fill-color="#000000"/>
      <style:paragraph-properties fo:text-align="center"/>
    </style:style>
    <style:style style:name="T1" style:family="text">
      <style:text-properties officeooo:rsid="001c1af1"/>
    </style:style>
    <style:style style:name="T2" style:family="text">
      <style:text-properties officeooo:rsid="001dae46"/>
    </style:style>
    <style:style style:name="T3" style:family="text">
      <style:text-properties officeooo:rsid="001deb9b"/>
    </style:style>
    <style:style style:name="T4" style:family="text">
      <style:text-properties officeooo:rsid="001eced4"/>
    </style:style>
    <style:style style:name="T5" style:family="text">
      <style:text-properties officeooo:rsid="0022c7f3"/>
    </style:style>
    <style:style style:name="T6" style:family="text">
      <style:text-properties officeooo:rsid="002a3439"/>
    </style:style>
    <style:style style:name="T7" style:family="text">
      <style:text-properties officeooo:rsid="003ada6e"/>
    </style:style>
    <style:style style:name="T8" style:family="text">
      <style:text-properties officeooo:rsid="003e22b7"/>
    </style:style>
    <style:style style:name="T9" style:family="text">
      <style:text-properties officeooo:rsid="003eff0a"/>
    </style:style>
    <style:style style:name="T10" style:family="text">
      <style:text-properties officeooo:rsid="00422103"/>
    </style:style>
    <style:style style:name="T11" style:family="text">
      <style:text-properties officeooo:rsid="00450a25"/>
    </style:style>
    <style:style style:name="T1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954cm" fo:min-width="1.9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56cm" fo:min-width="1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681cm" fo:min-width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683cm" fo:min-width="3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OCUMENTO DI <text:span text:style-name="T5">PROJECT PLAN</text:span></text:p>
      <text:p text:style-name="P12"/>
      <text:p text:style-name="P12"/>
      <text:p text:style-name="P16"/>
      <text:p text:style-name="P12"/>
      <text:p text:style-name="P2">VERSIONE</text:p>
      <text:p text:style-name="P2"/>
      <text:p text:style-name="P2"/>
      <text:p text:style-name="P17"/>
      <text:p text:style-name="P18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28">Copia</text:p>
          </table:table-cell>
          <table:table-cell table:style-name="Tabella1.A1" office:value-type="string">
            <text:p text:style-name="P28">Persona</text:p>
          </table:table-cell>
          <table:table-cell table:style-name="Tabella1.A1" office:value-type="string">
            <text:p text:style-name="P28">Organizzazione</text:p>
          </table:table-cell>
          <table:table-cell table:style-name="Tabella1.D1" office:value-type="string">
            <text:p text:style-name="P28">Data</text:p>
          </table:table-cell>
        </table:table-row>
        <table:table-row>
          <table:table-cell table:style-name="Tabella1.A2" office:value-type="string">
            <text:p text:style-name="P32">1</text:p>
          </table:table-cell>
          <table:table-cell table:style-name="Tabella1.A2" office:value-type="string">
            <text:p text:style-name="P32">Prof. Claudio Tomazzoli</text:p>
          </table:table-cell>
          <table:table-cell table:style-name="Tabella1.A2" office:value-type="string">
            <text:p text:style-name="P32">Università degli studi di Verona</text:p>
          </table:table-cell>
          <table:table-cell table:style-name="Tabella1.D2" office:value-type="string">
            <text:p text:style-name="P32">1<text:span text:style-name="T1">0</text:span>.0<text:span text:style-name="T1">5</text:span>.2015</text:p>
          </table:table-cell>
        </table:table-row>
      </table:table>
      <text:p text:style-name="P13"/>
      <text:p text:style-name="P13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29">Azione</text:p>
          </table:table-cell>
          <table:table-cell table:style-name="Tabella2.A1" office:value-type="string">
            <text:p text:style-name="P29">Persona</text:p>
          </table:table-cell>
          <table:table-cell table:style-name="Tabella2.C1" office:value-type="string">
            <text:p text:style-name="P29">Data</text:p>
          </table:table-cell>
        </table:table-row>
        <table:table-row table:style-name="Tabella2.2">
          <table:table-cell table:style-name="Tabella2.A2" office:value-type="string">
            <text:p text:style-name="P33">Redatto da</text:p>
          </table:table-cell>
          <table:table-cell table:style-name="Tabella2.A2" office:value-type="string">
            <text:p text:style-name="P33">Federico Bianchi</text:p>
            <text:p text:style-name="P33">Matteo Olivato</text:p>
          </table:table-cell>
          <table:table-cell table:style-name="Tabella2.C2" office:value-type="string">
            <text:p text:style-name="P32">1<text:span text:style-name="T1">0</text:span>.0<text:span text:style-name="T1">5</text:span>.2015</text:p>
          </table:table-cell>
        </table:table-row>
        <table:table-row table:style-name="Tabella2.2">
          <table:table-cell table:style-name="Tabella2.A2" office:value-type="string">
            <text:p text:style-name="P34">Approvato da</text:p>
          </table:table-cell>
          <table:table-cell table:style-name="Tabella2.A2" office:value-type="string">
            <text:p text:style-name="P35">Prof. Claudio Tomazzoli</text:p>
          </table:table-cell>
          <table:table-cell table:style-name="Tabella2.C2" office:value-type="string">
            <text:p text:style-name="P32">1<text:span text:style-name="T1">0</text:span>.0<text:span text:style-name="T1">5</text:span>.2015</text:p>
          </table:table-cell>
        </table:table-row>
      </table:table>
      <text:p text:style-name="P13"/>
      <text:p text:style-name="P13"/>
      <text:p text:style-name="P13"/>
      <text:p text:style-name="P13"/>
      <text:p text:style-name="P14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30">Versione</text:p>
          </table:table-cell>
          <table:table-cell table:style-name="Tabella3.A1" office:value-type="string">
            <text:p text:style-name="P30">Autore</text:p>
          </table:table-cell>
          <table:table-cell table:style-name="Tabella3.A1" office:value-type="string">
            <text:p text:style-name="P30">Note</text:p>
          </table:table-cell>
          <table:table-cell table:style-name="Tabella3.D1" office:value-type="string">
            <text:p text:style-name="P30">Data</text:p>
          </table:table-cell>
        </table:table-row>
        <table:table-row>
          <table:table-cell table:style-name="Tabella3.A2" office:value-type="string">
            <text:p text:style-name="P36">1.0</text:p>
          </table:table-cell>
          <table:table-cell table:style-name="Tabella3.A2" office:value-type="string">
            <text:p text:style-name="P36">Matteo Olivato</text:p>
            <text:p text:style-name="P36">Federico Bianchi</text:p>
          </table:table-cell>
          <table:table-cell table:style-name="Tabella3.A2" office:value-type="string">
            <text:p text:style-name="P36">Stesura iniziale</text:p>
          </table:table-cell>
          <table:table-cell table:style-name="Tabella3.D2" office:value-type="string">
            <text:p text:style-name="P32">1<text:span text:style-name="T2">0</text:span>.0<text:span text:style-name="T2">5</text:span>.2015</text:p>
          </table:table-cell>
        </table:table-row>
      </table:table>
      <text:p text:style-name="P14"/>
      <text:p text:style-name="P14"/>
      <text:p text:style-name="P14"/>
      <text:p text:style-name="P14"/>
      <text:p text:style-name="P15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31">Nome file</text:p>
          </table:table-cell>
          <table:table-cell table:style-name="Tabella4.A1" office:value-type="string">
            <text:p text:style-name="P31">Tipo file</text:p>
          </table:table-cell>
          <table:table-cell table:style-name="Tabella4.C1" office:value-type="string">
            <text:p text:style-name="P31">Estensione</text:p>
          </table:table-cell>
        </table:table-row>
        <table:table-row>
          <table:table-cell table:style-name="Tabella4.A2" office:value-type="string">
            <text:p text:style-name="P37"><text:span text:style-name="T3">Project Plan</text:span> Books Exchange</text:p>
          </table:table-cell>
          <table:table-cell table:style-name="Tabella4.A2" office:value-type="string">
            <text:p text:style-name="P38">Portable Document Format</text:p>
          </table:table-cell>
          <table:table-cell table:style-name="Tabella4.C2" office:value-type="string">
            <text:p text:style-name="P38">pdf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<text:soft-page-break/>INTRODUZIONE E OBIETTIVI</text:p>
      <text:p text:style-name="P2"/>
      <text:p text:style-name="P2"/>
      <text:p text:style-name="P2"/>
      <text:p text:style-name="P19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19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19">Ricerca per utente o categoria su un ampio catalogo aggiornato dagli iscritti.</text:p>
      <text:p text:style-name="P19"/>
      <text:p text:style-name="P21">Riferimenti: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39">Documento</text:p>
          </table:table-cell>
          <table:table-cell table:style-name="Tabella5.A1" office:value-type="string">
            <text:p text:style-name="P39">Contenuto</text:p>
          </table:table-cell>
          <table:table-cell table:style-name="Tabella5.C1" office:value-type="string">
            <text:p text:style-name="P39">Nome</text:p>
          </table:table-cell>
        </table:table-row>
        <table:table-row>
          <table:table-cell table:style-name="Tabella5.A2" office:value-type="string">
            <text:p text:style-name="P43">Vision</text:p>
          </table:table-cell>
          <table:table-cell table:style-name="Tabella5.A2" office:value-type="string">
            <text:p text:style-name="P43">Requisiti del sistema, Business Needs e Motivazioni</text:p>
          </table:table-cell>
          <table:table-cell table:style-name="Tabella5.C2" office:value-type="string">
            <text:p text:style-name="P43">Vision Books Exchange.pdf</text:p>
          </table:table-cell>
        </table:table-row>
        <table:table-row>
          <table:table-cell table:style-name="Tabella5.A2" office:value-type="string">
            <text:p text:style-name="P44">Caratteristiche</text:p>
          </table:table-cell>
          <table:table-cell table:style-name="Tabella5.A2" office:value-type="string">
            <text:p text:style-name="P44">Requisiti funzionali, non funzionali ed architettura</text:p>
          </table:table-cell>
          <table:table-cell table:style-name="Tabella5.C2" office:value-type="string">
            <text:p text:style-name="P42"><text:span text:style-name="T4">Caratteristiche</text:span> BooksExchange.pdf</text:p>
          </table:table-cell>
        </table:table-row>
      </table:table>
      <text:p text:style-name="P19"/>
      <text:p text:style-name="P19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OMPONENTI</text:p>
      <text:p text:style-name="P3"/>
      <text:p text:style-name="P7"/>
      <text:p text:style-name="P7"/>
      <text:p text:style-name="P20">- Postgresql portata da Postgresql Global Development Group Srl;</text:p>
      <text:p text:style-name="P20"/>
      <text:p text:style-name="P20">- Tecnologie JSF portate da Oracle;</text:p>
      <text:p text:style-name="P20"/>
      <text:p text:style-name="P20">- <text:span text:style-name="T8">Server HTTP e FTP in Python;</text:span></text:p>
      <text:p text:style-name="P20"/>
      <text:p text:style-name="P20">- Gmail portato da Google.</text:p>
      <text:p text:style-name="P7"/>
      <text:p text:style-name="P7"/>
      <text:p text:style-name="P7"/>
      <text:p text:style-name="P3">ATTIVITÀ</text:p>
      <text:p text:style-name="P3"/>
      <text:p text:style-name="P3"/>
      <text:p text:style-name="P3"/>
      <text:p text:style-name="P20">Nel progetto verranno affrontate le seguenti attività:</text:p>
      <text:p text:style-name="P20"/>
      <text:p text:style-name="P20">- Analisi dei requisiti;</text:p>
      <text:p text:style-name="P20"/>
      <text:p text:style-name="P20">- Gestione tecnica del progetto;</text:p>
      <text:p text:style-name="P20"/>
      <text:p text:style-name="P20">- Realizzazione del Database con Postgresql;</text:p>
      <text:p text:style-name="P20"/>
      <text:p text:style-name="P20">- Realizzazione dell'interfaccia web con Java JSF;</text:p>
      <text:p text:style-name="P20"/>
      <text:p text:style-name="P20">- Integrazione del servizio Gmail.</text:p>
      <text:p text:style-name="P20"/>
      <text:p text:style-name="P20">- <text:span text:style-name="T9">Integrazione della memorizzazione remota dei file multimediali;</text:span></text:p>
      <text:p text:style-name="P20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MATRICE RESPONSABILITÀ</text:p>
      <text:p text:style-name="P3"/>
      <text:p text:style-name="P3"/>
      <text:p text:style-name="P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40">Attività</text:p>
          </table:table-cell>
          <table:table-cell table:style-name="Tabella6.B1" office:value-type="string">
            <text:p text:style-name="P40">Personale</text:p>
          </table:table-cell>
        </table:table-row>
        <table:table-row>
          <table:table-cell table:style-name="Tabella6.A2" office:value-type="string">
            <text:p text:style-name="P45">Analisi dei requisiti</text:p>
          </table:table-cell>
          <table:table-cell table:style-name="Tabella6.B2" office:value-type="string">
            <text:p text:style-name="P45">Federico Bianchi</text:p>
          </table:table-cell>
        </table:table-row>
        <table:table-row>
          <table:table-cell table:style-name="Tabella6.A2" office:value-type="string">
            <text:p text:style-name="P45">Gestione tecnica del progetto</text:p>
          </table:table-cell>
          <table:table-cell table:style-name="Tabella6.B2" office:value-type="string">
            <text:p text:style-name="P45">Matteo Olivato</text:p>
          </table:table-cell>
        </table:table-row>
        <table:table-row>
          <table:table-cell table:style-name="Tabella6.A2" office:value-type="string">
            <text:p text:style-name="P45">Realizzazione Database con Postgresql</text:p>
          </table:table-cell>
          <table:table-cell table:style-name="Tabella6.B2" office:value-type="string">
            <text:p text:style-name="P45">Federico Bianchi</text:p>
          </table:table-cell>
        </table:table-row>
        <table:table-row>
          <table:table-cell table:style-name="Tabella6.A2" office:value-type="string">
            <text:p text:style-name="P45">Realizzazione interfaccia web con Java JSF</text:p>
          </table:table-cell>
          <table:table-cell table:style-name="Tabella6.B2" office:value-type="string">
            <text:p text:style-name="P45">Matteo Olivato</text:p>
          </table:table-cell>
        </table:table-row>
        <table:table-row>
          <table:table-cell table:style-name="Tabella6.A2" office:value-type="string">
            <text:p text:style-name="P45">Integrazione del servizio Gmail</text:p>
          </table:table-cell>
          <table:table-cell table:style-name="Tabella6.B2" office:value-type="string">
            <text:p text:style-name="P45">Federico Bianchi</text:p>
          </table:table-cell>
        </table:table-row>
        <table:table-row>
          <table:table-cell table:style-name="Tabella6.A2" office:value-type="string">
            <text:p text:style-name="P50"><text:span text:style-name="T9">Integrazione della memorizzazione remota dei file multimediali</text:span></text:p>
          </table:table-cell>
          <table:table-cell table:style-name="Tabella6.B2" office:value-type="string">
            <text:p text:style-name="P51">Matteo Olivato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DIAGRAMMA DELLE ATTIVITÀ</text:p>
      <text:p text:style-name="P4"/>
      <text:p text:style-name="P4"/>
      <text:p text:style-name="P4"><draw:custom-shape text:anchor-type="paragraph" draw:z-index="0" draw:style-name="gr1" draw:text-style-name="P52" svg:width="2.7cm" svg:height="1.35cm" svg:x="7.098cm" svg:y="0.429cm"><text:p text:style-name="P52">Iniz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><draw:line text:anchor-type="paragraph" draw:z-index="20" draw:style-name="gr5" draw:text-style-name="P52" svg:x1="7.76cm" svg:y1="0.515cm" svg:x2="7.241cm" svg:y2="1.152cm"><text:p/></draw:line><draw:line text:anchor-type="paragraph" draw:z-index="21" draw:style-name="gr7" draw:text-style-name="P56" svg:x1="9.135cm" svg:y1="0.515cm" svg:x2="9.719cm" svg:y2="1.109cm"><text:p/></draw:line></text:p>
      <text:p text:style-name="P8"><draw:line text:anchor-type="paragraph" draw:z-index="16" draw:style-name="gr6" draw:text-style-name="P52" svg:x1="8.5cm" svg:y1="3.314cm" svg:x2="8.5cm" svg:y2="0.074cm"><text:p/></draw:line><draw:custom-shape text:anchor-type="paragraph" draw:z-index="10" draw:style-name="gr3" draw:text-style-name="P54" svg:width="3.234cm" svg:height="1.682cm" svg:x="9.719cm" svg:y="0.542cm"><text:p text:style-name="P52">B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8"><draw:custom-shape text:anchor-type="paragraph" draw:z-index="3" draw:style-name="gr3" draw:text-style-name="P54" svg:width="3.234cm" svg:height="1.682cm" svg:x="4.008cm" svg:y="0.016cm"><text:p text:style-name="P52">A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8"/>
      <text:p text:style-name="P8"><draw:custom-shape text:anchor-type="paragraph" draw:z-index="1" draw:style-name="gr2" draw:text-style-name="P53" svg:width="2.701cm" svg:height="1.352cm" svg:x="7.019cm" svg:y="19.93cm"><text:p text:style-name="P52"><text:span text:style-name="T12">Fi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3" draw:text-style-name="P54" svg:width="3.234cm" svg:height="1.682cm" svg:x="6.902cm" svg:y="1.61cm"><text:p text:style-name="P52">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4" draw:text-style-name="P55" svg:width="3.236cm" svg:height="1.684cm" svg:x="6.863cm" svg:y="4.554cm"><text:p text:style-name="P52"><text:span text:style-name="T12">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55" svg:width="3.236cm" svg:height="1.684cm" svg:x="-0.065cm" svg:y="4.554cm"><text:p text:style-name="P52"><text:span text:style-name="T12">D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4" draw:text-style-name="P55" svg:width="3.236cm" svg:height="1.684cm" svg:x="13.832cm" svg:y="4.553cm"><text:p text:style-name="P52"><text:span text:style-name="T12">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4" draw:text-style-name="P55" svg:width="3.236cm" svg:height="1.684cm" svg:x="-0.109cm" svg:y="7.537cm"><text:p text:style-name="P52"><text:span text:style-name="T12">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4" draw:text-style-name="P55" svg:width="3.236cm" svg:height="1.684cm" svg:x="6.863cm" svg:y="14.385cm"><text:p text:style-name="P52"><text:span text:style-name="T12">N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4" draw:text-style-name="P55" svg:width="3.236cm" svg:height="1.684cm" svg:x="-0.067cm" svg:y="10.351cm"><text:p text:style-name="P52"><text:span text:style-name="T12">F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4" draw:text-style-name="P55" svg:width="3.236cm" svg:height="1.684cm" svg:x="6.821cm" svg:y="17.323cm"><text:p text:style-name="P52"><text:span text:style-name="T12">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4" draw:text-style-name="P55" svg:width="3.236cm" svg:height="1.684cm" svg:x="13.751cm" svg:y="10.684cm"><text:p text:style-name="P52"><text:span text:style-name="T12">M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4" draw:text-style-name="P55" svg:width="3.236cm" svg:height="1.684cm" svg:x="9.257cm" svg:y="7.789cm"><text:p text:style-name="P52"><text:span text:style-name="T12">H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4" draw:text-style-name="P55" svg:width="3.236cm" svg:height="1.684cm" svg:x="9.299cm" svg:y="10.642cm"><text:p text:style-name="P52"><text:span text:style-name="T12">I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2" draw:style-name="gr5" draw:text-style-name="P52" svg:x1="6.304cm" svg:y1="0.561cm" svg:x2="6.902cm" svg:y2="1.611cm"><text:p/></draw:line><draw:line text:anchor-type="paragraph" draw:z-index="23" draw:style-name="gr5" draw:text-style-name="P52" svg:x1="10.617cm" svg:y1="0.519cm" svg:x2="10.135cm" svg:y2="1.611cm"><text:p/></draw:line></text:p>
      <text:p text:style-name="P8"/>
      <text:p text:style-name="P8"/>
      <text:p text:style-name="P8"/>
      <text:p text:style-name="P8"/>
      <text:p text:style-name="P8"><draw:line text:anchor-type="paragraph" draw:z-index="15" draw:style-name="gr5" draw:text-style-name="P52" svg:x1="8.5cm" svg:y1="0.452cm" svg:x2="8.5cm" svg:y2="1.715cm"><text:p/></draw:line><draw:line text:anchor-type="paragraph" draw:z-index="24" draw:style-name="gr5" draw:text-style-name="P52" svg:x1="6.902cm" svg:y1="0.452cm" svg:x2="3.17cm" svg:y2="1.715cm"><text:p/></draw:line><draw:line text:anchor-type="paragraph" draw:z-index="25" draw:style-name="gr5" draw:text-style-name="P52" svg:x1="10.135cm" svg:y1="0.452cm" svg:x2="13.832cm" svg:y2="1.713cm"><text:p/></draw:line></text:p>
      <text:p text:style-name="P8"/>
      <text:p text:style-name="P8"/>
      <text:p text:style-name="P8"/>
      <text:p text:style-name="P8"/>
      <text:p text:style-name="P8"><draw:line text:anchor-type="paragraph" draw:z-index="17" draw:style-name="gr5" draw:text-style-name="P52" svg:x1="8.5cm" svg:y1="0.557cm" svg:x2="8.447cm" svg:y2="8.704cm"><text:p/></draw:line><draw:line text:anchor-type="paragraph" draw:z-index="26" draw:style-name="gr5" draw:text-style-name="P52" svg:x1="1.515cm" svg:y1="0.557cm" svg:x2="1.515cm" svg:y2="1.857cm"><text:p/></draw:line><draw:line text:anchor-type="paragraph" draw:z-index="29" draw:style-name="gr5" draw:text-style-name="P52" svg:x1="10.098cm" svg:y1="0.557cm" svg:x2="11.013cm" svg:y2="2.109cm"><text:p/></draw:line><draw:line text:anchor-type="paragraph" draw:z-index="32" draw:style-name="gr5" draw:text-style-name="P52" svg:x1="15.432cm" svg:y1="0.556cm" svg:x2="15.432cm" svg:y2="5.005cm"><text:p/></draw:line></text:p>
      <text:p text:style-name="P8"/>
      <text:p text:style-name="P8"/>
      <text:p text:style-name="P8"/>
      <text:p text:style-name="P8"/>
      <text:p text:style-name="P8"/>
      <text:p text:style-name="P8"><draw:line text:anchor-type="paragraph" draw:z-index="27" draw:style-name="gr5" draw:text-style-name="P52" svg:x1="1.515cm" svg:y1="0.132cm" svg:x2="1.515cm" svg:y2="1.263cm"><text:p/></draw:line><draw:line text:anchor-type="paragraph" draw:z-index="30" draw:style-name="gr5" draw:text-style-name="P52" svg:x1="10.908cm" svg:y1="0.385cm" svg:x2="10.908cm" svg:y2="1.554cm"><text:p/></draw:line></text:p>
      <text:p text:style-name="P8"/>
      <text:p text:style-name="P8"/>
      <text:p text:style-name="P8"/>
      <text:p text:style-name="P8"/>
      <text:p text:style-name="P8"><draw:line text:anchor-type="paragraph" draw:z-index="28" draw:style-name="gr6" draw:text-style-name="P52" svg:x1="3.168cm" svg:y1="0.106cm" svg:x2="6.863cm" svg:y2="2.457cm"><text:p/></draw:line><draw:line text:anchor-type="paragraph" draw:z-index="31" draw:style-name="gr5" draw:text-style-name="P52" svg:x1="10.934cm" svg:y1="0.397cm" svg:x2="10.098cm" svg:y2="2.457cm"><text:p/></draw:line><draw:line text:anchor-type="paragraph" draw:z-index="33" draw:style-name="gr5" draw:text-style-name="P52" svg:x1="15.432cm" svg:y1="0.439cm" svg:x2="10.056cm" svg:y2="5.396cm"><text:p/></draw:line></text:p>
      <text:p text:style-name="P23"/>
      <text:p text:style-name="P23"/>
      <text:p text:style-name="P23"/>
      <text:p text:style-name="P24">A → Abbiamo specificato le caratteristiche</text:p>
      <text:p text:style-name="P24">B → Abbiamo specitifato i ruoli</text:p>
      <text:p text:style-name="P24">C → Abbiamo specificato le tecnologie</text:p>
      <text:p text:style-name="P24">D → Progetto del Database</text:p>
      <text:p text:style-name="P24">E → DML</text:p>
      <text:p text:style-name="P24">F → DDL</text:p>
      <text:p text:style-name="P24"><draw:line text:anchor-type="paragraph" draw:z-index="18" draw:style-name="gr5" draw:text-style-name="P52" svg:x1="8.447cm" svg:y1="0.032cm" svg:x2="8.447cm" svg:y2="1.288cm"><text:p/></draw:line>G → Progetto della logica di controllo in Java</text:p>
      <text:p text:style-name="P24">H → Realizzazione delle classi per la logica</text:p>
      <text:p text:style-name="P24">I <text:s/>→ <text:s/>Integrazione Gmail, <text:span text:style-name="T10">Dati Multimediali remoti</text:span></text:p>
      <text:p text:style-name="P24">L → Progetto dell'interfaccia utente </text:p>
      <text:p text:style-name="P24"><text:s text:c="8"/>tramite JSF</text:p>
      <text:p text:style-name="P24">M → <text:span text:style-name="T6">Realizzazione classi + XML</text:span></text:p>
      <text:p text:style-name="P25">N → Logica che interagisce con il Database</text:p>
      <text:p text:style-name="P26"><draw:line text:anchor-type="paragraph" draw:z-index="19" draw:style-name="gr5" draw:text-style-name="P52" svg:x1="8.447cm" svg:y1="0.402cm" svg:x2="8.447cm" svg:y2="1.326cm"><text:p/></draw:line>O → Logica che interagisce con il</text:p>
      <text:p text:style-name="P26"><text:s text:c="6"/>Database</text:p>
      <text:p text:style-name="P9"/>
      <text:p text:style-name="P9"/>
      <text:p text:style-name="P5"><text:soft-page-break/>CPM</text:p>
      <text:p text:style-name="P10"/>
      <text:p text:style-name="P10"/>
      <text:p text:style-name="P10"/>
      <table:table table:name="Tabella7" table:style-name="Tabella7">
        <table:table-column table:style-name="Tabella7.A" table:number-columns-repeated="7"/>
        <table:table-column table:style-name="Tabella7.H"/>
        <table:table-row>
          <table:table-cell table:style-name="Tabella7.A1" office:value-type="string">
            <text:p text:style-name="P41">Nome</text:p>
          </table:table-cell>
          <table:table-cell table:style-name="Tabella7.A1" office:value-type="string">
            <text:p text:style-name="P41">Durata</text:p>
          </table:table-cell>
          <table:table-cell table:style-name="Tabella7.A1" office:value-type="string">
            <text:p text:style-name="P41">ES</text:p>
          </table:table-cell>
          <table:table-cell table:style-name="Tabella7.A1" office:value-type="string">
            <text:p text:style-name="P41">EF</text:p>
          </table:table-cell>
          <table:table-cell table:style-name="Tabella7.A1" office:value-type="string">
            <text:p text:style-name="P41">LS</text:p>
          </table:table-cell>
          <table:table-cell table:style-name="Tabella7.A1" office:value-type="string">
            <text:p text:style-name="P41">LF</text:p>
          </table:table-cell>
          <table:table-cell table:style-name="Tabella7.A1" office:value-type="string">
            <text:p text:style-name="P41">TF</text:p>
          </table:table-cell>
          <table:table-cell table:style-name="Tabella7.H1" office:value-type="string">
            <text:p text:style-name="P41">FF</text:p>
          </table:table-cell>
        </table:table-row>
        <table:table-row>
          <table:table-cell table:style-name="Tabella7.A2" office:value-type="string">
            <text:p text:style-name="P48">Inizio</text:p>
          </table:table-cell>
          <table:table-cell table:style-name="Tabella7.A2" office:value-type="string">
            <text:p text:style-name="P46">0</text:p>
          </table:table-cell>
          <table:table-cell table:style-name="Tabella7.A2" office:value-type="string">
            <text:p text:style-name="P47"/>
          </table:table-cell>
          <table:table-cell table:style-name="Tabella7.A2" office:value-type="string">
            <text:p text:style-name="P47"/>
          </table:table-cell>
          <table:table-cell table:style-name="Tabella7.A2" office:value-type="string">
            <text:p text:style-name="P47"/>
          </table:table-cell>
          <table:table-cell table:style-name="Tabella7.A2" office:value-type="string">
            <text:p text:style-name="P47"/>
          </table:table-cell>
          <table:table-cell table:style-name="Tabella7.A2" office:value-type="string">
            <text:p text:style-name="P47"/>
          </table:table-cell>
          <table:table-cell table:style-name="Tabella7.H2" office:value-type="string">
            <text:p text:style-name="P47"/>
          </table:table-cell>
        </table:table-row>
        <table:table-row>
          <table:table-cell table:style-name="Tabella7.A2" office:value-type="string">
            <text:p text:style-name="P48">Caratteristiche</text:p>
          </table:table-cell>
          <table:table-cell table:style-name="Tabella7.A2" office:value-type="string">
            <text:p text:style-name="P46">30</text:p>
          </table:table-cell>
          <table:table-cell table:style-name="Tabella7.A2" office:value-type="string">
            <text:p text:style-name="P46">1</text:p>
          </table:table-cell>
          <table:table-cell table:style-name="Tabella7.A2" office:value-type="string">
            <text:p text:style-name="P46">30</text:p>
          </table:table-cell>
          <table:table-cell table:style-name="Tabella7.A2" office:value-type="string">
            <text:p text:style-name="P46">1</text:p>
          </table:table-cell>
          <table:table-cell table:style-name="Tabella7.A2" office:value-type="string">
            <text:p text:style-name="P46">30</text:p>
          </table:table-cell>
          <table:table-cell table:style-name="Tabella7.A2" office:value-type="string">
            <text:p text:style-name="P46">0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Ruoli</text:p>
          </table:table-cell>
          <table:table-cell table:style-name="Tabella7.A2" office:value-type="string">
            <text:p text:style-name="P46">10</text:p>
          </table:table-cell>
          <table:table-cell table:style-name="Tabella7.A2" office:value-type="string">
            <text:p text:style-name="P46">1</text:p>
          </table:table-cell>
          <table:table-cell table:style-name="Tabella7.A2" office:value-type="string">
            <text:p text:style-name="P46">10</text:p>
          </table:table-cell>
          <table:table-cell table:style-name="Tabella7.A2" office:value-type="string">
            <text:p text:style-name="P46">21</text:p>
          </table:table-cell>
          <table:table-cell table:style-name="Tabella7.A2" office:value-type="string">
            <text:p text:style-name="P46">30</text:p>
          </table:table-cell>
          <table:table-cell table:style-name="Tabella7.A2" office:value-type="string">
            <text:p text:style-name="P46">20</text:p>
          </table:table-cell>
          <table:table-cell table:style-name="Tabella7.H2" office:value-type="string">
            <text:p text:style-name="P46">20</text:p>
          </table:table-cell>
        </table:table-row>
        <table:table-row>
          <table:table-cell table:style-name="Tabella7.A2" office:value-type="string">
            <text:p text:style-name="P48">Tecnologie</text:p>
          </table:table-cell>
          <table:table-cell table:style-name="Tabella7.A2" office:value-type="string">
            <text:p text:style-name="P46">20</text:p>
          </table:table-cell>
          <table:table-cell table:style-name="Tabella7.A2" office:value-type="string">
            <text:p text:style-name="P46">31</text:p>
          </table:table-cell>
          <table:table-cell table:style-name="Tabella7.A2" office:value-type="string">
            <text:p text:style-name="P46">50</text:p>
          </table:table-cell>
          <table:table-cell table:style-name="Tabella7.A2" office:value-type="string">
            <text:p text:style-name="P46">31</text:p>
          </table:table-cell>
          <table:table-cell table:style-name="Tabella7.A2" office:value-type="string">
            <text:p text:style-name="P46">50</text:p>
          </table:table-cell>
          <table:table-cell table:style-name="Tabella7.A2" office:value-type="string">
            <text:p text:style-name="P46">0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Progetto Database</text:p>
          </table:table-cell>
          <table:table-cell table:style-name="Tabella7.A2" office:value-type="string">
            <text:p text:style-name="P46">40</text:p>
          </table:table-cell>
          <table:table-cell table:style-name="Tabella7.A2" office:value-type="string">
            <text:p text:style-name="P46">51</text:p>
          </table:table-cell>
          <table:table-cell table:style-name="Tabella7.A2" office:value-type="string">
            <text:p text:style-name="P46">90</text:p>
          </table:table-cell>
          <table:table-cell table:style-name="Tabella7.A2" office:value-type="string">
            <text:p text:style-name="P46">66</text:p>
          </table:table-cell>
          <table:table-cell table:style-name="Tabella7.A2" office:value-type="string">
            <text:p text:style-name="P46">105</text:p>
          </table:table-cell>
          <table:table-cell table:style-name="Tabella7.A2" office:value-type="string">
            <text:p text:style-name="P46">15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Progetto Java</text:p>
          </table:table-cell>
          <table:table-cell table:style-name="Tabella7.A2" office:value-type="string">
            <text:p text:style-name="P46">50</text:p>
          </table:table-cell>
          <table:table-cell table:style-name="Tabella7.A2" office:value-type="string">
            <text:p text:style-name="P46">51</text:p>
          </table:table-cell>
          <table:table-cell table:style-name="Tabella7.A2" office:value-type="string">
            <text:p text:style-name="P46">100</text:p>
          </table:table-cell>
          <table:table-cell table:style-name="Tabella7.A2" office:value-type="string">
            <text:p text:style-name="P46">51</text:p>
          </table:table-cell>
          <table:table-cell table:style-name="Tabella7.A2" office:value-type="string">
            <text:p text:style-name="P46">100</text:p>
          </table:table-cell>
          <table:table-cell table:style-name="Tabella7.A2" office:value-type="string">
            <text:p text:style-name="P46">0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Progetto JSF</text:p>
          </table:table-cell>
          <table:table-cell table:style-name="Tabella7.A2" office:value-type="string">
            <text:p text:style-name="P46">20</text:p>
          </table:table-cell>
          <table:table-cell table:style-name="Tabella7.A2" office:value-type="string">
            <text:p text:style-name="P46">51</text:p>
          </table:table-cell>
          <table:table-cell table:style-name="Tabella7.A2" office:value-type="string">
            <text:p text:style-name="P46">70</text:p>
          </table:table-cell>
          <table:table-cell table:style-name="Tabella7.A2" office:value-type="string">
            <text:p text:style-name="P46">166</text:p>
          </table:table-cell>
          <table:table-cell table:style-name="Tabella7.A2" office:value-type="string">
            <text:p text:style-name="P46">185</text:p>
          </table:table-cell>
          <table:table-cell table:style-name="Tabella7.A2" office:value-type="string">
            <text:p text:style-name="P46">115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DML</text:p>
          </table:table-cell>
          <table:table-cell table:style-name="Tabella7.A2" office:value-type="string">
            <text:p text:style-name="P46">10</text:p>
          </table:table-cell>
          <table:table-cell table:style-name="Tabella7.A2" office:value-type="string">
            <text:p text:style-name="P46">91</text:p>
          </table:table-cell>
          <table:table-cell table:style-name="Tabella7.A2" office:value-type="string">
            <text:p text:style-name="P46">100</text:p>
          </table:table-cell>
          <table:table-cell table:style-name="Tabella7.A2" office:value-type="string">
            <text:p text:style-name="P46">106</text:p>
          </table:table-cell>
          <table:table-cell table:style-name="Tabella7.A2" office:value-type="string">
            <text:p text:style-name="P46">115</text:p>
          </table:table-cell>
          <table:table-cell table:style-name="Tabella7.A2" office:value-type="string">
            <text:p text:style-name="P46">15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DDL</text:p>
          </table:table-cell>
          <table:table-cell table:style-name="Tabella7.A2" office:value-type="string">
            <text:p text:style-name="P46">15</text:p>
          </table:table-cell>
          <table:table-cell table:style-name="Tabella7.A2" office:value-type="string">
            <text:p text:style-name="P46">101</text:p>
          </table:table-cell>
          <table:table-cell table:style-name="Tabella7.A2" office:value-type="string">
            <text:p text:style-name="P46">115</text:p>
          </table:table-cell>
          <table:table-cell table:style-name="Tabella7.A2" office:value-type="string">
            <text:p text:style-name="P46">116</text:p>
          </table:table-cell>
          <table:table-cell table:style-name="Tabella7.A2" office:value-type="string">
            <text:p text:style-name="P46">130</text:p>
          </table:table-cell>
          <table:table-cell table:style-name="Tabella7.A2" office:value-type="string">
            <text:p text:style-name="P46">15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Interrogazioni DB</text:p>
          </table:table-cell>
          <table:table-cell table:style-name="Tabella7.A2" office:value-type="string">
            <text:p text:style-name="P46">30</text:p>
          </table:table-cell>
          <table:table-cell table:style-name="Tabella7.A2" office:value-type="string">
            <text:p text:style-name="P46">116</text:p>
          </table:table-cell>
          <table:table-cell table:style-name="Tabella7.A2" office:value-type="string">
            <text:p text:style-name="P46">145</text:p>
          </table:table-cell>
          <table:table-cell table:style-name="Tabella7.A2" office:value-type="string">
            <text:p text:style-name="P46">131</text:p>
          </table:table-cell>
          <table:table-cell table:style-name="Tabella7.A2" office:value-type="string">
            <text:p text:style-name="P46">160</text:p>
          </table:table-cell>
          <table:table-cell table:style-name="Tabella7.A2" office:value-type="string">
            <text:p text:style-name="P46">15</text:p>
          </table:table-cell>
          <table:table-cell table:style-name="Tabella7.H2" office:value-type="string">
            <text:p text:style-name="P46">15</text:p>
          </table:table-cell>
        </table:table-row>
        <table:table-row>
          <table:table-cell table:style-name="Tabella7.A2" office:value-type="string">
            <text:p text:style-name="P48">Classi logica</text:p>
          </table:table-cell>
          <table:table-cell table:style-name="Tabella7.A2" office:value-type="string">
            <text:p text:style-name="P46">40</text:p>
          </table:table-cell>
          <table:table-cell table:style-name="Tabella7.A2" office:value-type="string">
            <text:p text:style-name="P46">101</text:p>
          </table:table-cell>
          <table:table-cell table:style-name="Tabella7.A2" office:value-type="string">
            <text:p text:style-name="P46">140</text:p>
          </table:table-cell>
          <table:table-cell table:style-name="Tabella7.A2" office:value-type="string">
            <text:p text:style-name="P46">101</text:p>
          </table:table-cell>
          <table:table-cell table:style-name="Tabella7.A2" office:value-type="string">
            <text:p text:style-name="P46">140</text:p>
          </table:table-cell>
          <table:table-cell table:style-name="Tabella7.A2" office:value-type="string">
            <text:p text:style-name="P46">0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Classi view</text:p>
          </table:table-cell>
          <table:table-cell table:style-name="Tabella7.A2" office:value-type="string">
            <text:p text:style-name="P46">25</text:p>
          </table:table-cell>
          <table:table-cell table:style-name="Tabella7.A2" office:value-type="string">
            <text:p text:style-name="P46">71</text:p>
          </table:table-cell>
          <table:table-cell table:style-name="Tabella7.A2" office:value-type="string">
            <text:p text:style-name="P46">95</text:p>
          </table:table-cell>
          <table:table-cell table:style-name="Tabella7.A2" office:value-type="string">
            <text:p text:style-name="P46">186</text:p>
          </table:table-cell>
          <table:table-cell table:style-name="Tabella7.A2" office:value-type="string">
            <text:p text:style-name="P46">210</text:p>
          </table:table-cell>
          <table:table-cell table:style-name="Tabella7.A2" office:value-type="string">
            <text:p text:style-name="P46">115</text:p>
          </table:table-cell>
          <table:table-cell table:style-name="Tabella7.H2" office:value-type="string">
            <text:p text:style-name="P46">115</text:p>
          </table:table-cell>
        </table:table-row>
        <table:table-row>
          <table:table-cell table:style-name="Tabella7.A2" office:value-type="string">
            <text:p text:style-name="P48">Integrazione Gmail, <text:span text:style-name="T11">Dati Multimediali Remoti</text:span></text:p>
          </table:table-cell>
          <table:table-cell table:style-name="Tabella7.A2" office:value-type="string">
            <text:p text:style-name="P46">20</text:p>
          </table:table-cell>
          <table:table-cell table:style-name="Tabella7.A2" office:value-type="string">
            <text:p text:style-name="P46">141</text:p>
          </table:table-cell>
          <table:table-cell table:style-name="Tabella7.A2" office:value-type="string">
            <text:p text:style-name="P46">160</text:p>
          </table:table-cell>
          <table:table-cell table:style-name="Tabella7.A2" office:value-type="string">
            <text:p text:style-name="P46">141</text:p>
          </table:table-cell>
          <table:table-cell table:style-name="Tabella7.A2" office:value-type="string">
            <text:p text:style-name="P46">160</text:p>
          </table:table-cell>
          <table:table-cell table:style-name="Tabella7.A2" office:value-type="string">
            <text:p text:style-name="P46">0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Interazione Java-DB</text:p>
          </table:table-cell>
          <table:table-cell table:style-name="Tabella7.A2" office:value-type="string">
            <text:p text:style-name="P46">50</text:p>
          </table:table-cell>
          <table:table-cell table:style-name="Tabella7.A2" office:value-type="string">
            <text:p text:style-name="P46">161</text:p>
          </table:table-cell>
          <table:table-cell table:style-name="Tabella7.A2" office:value-type="string">
            <text:p text:style-name="P46">210</text:p>
          </table:table-cell>
          <table:table-cell table:style-name="Tabella7.A2" office:value-type="string">
            <text:p text:style-name="P46">161</text:p>
          </table:table-cell>
          <table:table-cell table:style-name="Tabella7.A2" office:value-type="string">
            <text:p text:style-name="P46">210</text:p>
          </table:table-cell>
          <table:table-cell table:style-name="Tabella7.A2" office:value-type="string">
            <text:p text:style-name="P46">0</text:p>
          </table:table-cell>
          <table:table-cell table:style-name="Tabella7.H2" office:value-type="string">
            <text:p text:style-name="P46">0</text:p>
          </table:table-cell>
        </table:table-row>
        <table:table-row>
          <table:table-cell table:style-name="Tabella7.A2" office:value-type="string">
            <text:p text:style-name="P48">Fine</text:p>
          </table:table-cell>
          <table:table-cell table:style-name="Tabella7.A2" office:value-type="string">
            <text:p text:style-name="P46">0</text:p>
          </table:table-cell>
          <table:table-cell table:style-name="Tabella7.A2" office:value-type="string">
            <text:p text:style-name="P47"/>
          </table:table-cell>
          <table:table-cell table:style-name="Tabella7.A2" office:value-type="string">
            <text:p text:style-name="P47"/>
          </table:table-cell>
          <table:table-cell table:style-name="Tabella7.A2" office:value-type="string">
            <text:p text:style-name="P47"/>
          </table:table-cell>
          <table:table-cell table:style-name="Tabella7.A2" office:value-type="string">
            <text:p text:style-name="P47"/>
          </table:table-cell>
          <table:table-cell table:style-name="Tabella7.A2" office:value-type="string">
            <text:p text:style-name="P47"/>
          </table:table-cell>
          <table:table-cell table:style-name="Tabella7.H2" office:value-type="string">
            <text:p text:style-name="P47"/>
          </table:table-cell>
        </table:table-row>
      </table:table>
      <text:p text:style-name="P10"/>
      <text:p text:style-name="P10"/>
      <text:p text:style-name="P22">ES →Early Start</text:p>
      <text:p text:style-name="P22">EF →Early Finish</text:p>
      <text:p text:style-name="P22">LS →Late Start</text:p>
      <text:p text:style-name="P22">LF →Late Finish </text:p>
      <text:p text:style-name="P22">TF → <text:span text:style-name="T7">Total Float</text:span></text:p>
      <text:p text:style-name="P22">FF →Free Float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</text:p>
      <text:p text:style-name="P6">DIAGRAMMA DI GANT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0:02:57.225642537</meta:creation-date>
    <dc:date>2015-06-29T10:50:42.388265401</dc:date>
    <meta:editing-duration>PT2H27M59S</meta:editing-duration>
    <meta:editing-cycles>38</meta:editing-cycles>
    <meta:generator>LibreOffice/4.4.2.2$Linux_X86_64 LibreOffice_project/40m0$Build-2</meta:generator>
    <meta:document-statistic meta:table-count="7" meta:image-count="0" meta:object-count="0" meta:page-count="7" meta:paragraph-count="220" meta:word-count="527" meta:character-count="3129" meta:non-whitespace-character-count="2803"/>
  </office:meta>
</office:document-meta>
</file>